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Heading_20_1">
      <style:text-properties style:font-name="Arial"/>
    </style:style>
    <style:style style:name="P11" style:family="paragraph" style:parent-style-name="Heading_20_1">
      <style:text-properties style:font-name="Arial" fo:font-size="18pt" style:font-size-asian="18pt" style:font-size-complex="18pt"/>
    </style:style>
    <style:style style:name="P12" style:family="paragraph" style:parent-style-name="Heading_20_4">
      <style:text-properties style:font-name="Arial"/>
    </style:style>
    <style:style style:name="P13" style:family="paragraph" style:parent-style-name="Heading_20_3">
      <style:text-properties style:font-name="Arial"/>
    </style:style>
    <style:style style:name="P14" style:family="paragraph" style:parent-style-name="Heading_20_3" style:list-style-name="">
      <style:text-properties style:font-name="Arial"/>
    </style:style>
    <style:style style:name="P15" style:family="paragraph" style:parent-style-name="Heading_20_3">
      <style:paragraph-properties fo:break-before="page"/>
      <style:text-properties style:font-name="Arial"/>
    </style:style>
    <style:style style:name="P16" style:family="paragraph" style:parent-style-name="Heading_20_2">
      <style:text-properties style:font-name="Arial"/>
    </style:style>
    <style:style style:name="P17" style:family="paragraph" style:parent-style-name="Standard" style:list-style-name="L1">
      <style:text-properties style:font-name="Arial"/>
    </style:style>
    <style:style style:name="T1" style:family="text">
      <style:text-properties style:text-position="super 58%"/>
    </style:style>
    <style:style style:name="T2" style:family="text">
      <style:text-properties style:font-name="Arial"/>
    </style:style>
    <style:style style:name="T3" style:family="text">
      <style:text-properties fo:color="#cc0000"/>
    </style:style>
    <style:style style:name="T4" style:family="text">
      <style:text-properties fo:color="#cc0000" fo:font-weight="bold" style:font-weight-asian="bold" style:font-weight-complex="bold"/>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0"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5080242373827260035" text:style-name="L1">
          <text:list-item>
            <text:p text:style-name="P17">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7">I<text:span text:style-name="T1">2</text:span>C Interface</text:p>
          </text:list-item>
          <text:list-item>
            <text:p text:style-name="P17">Individual control of each LED zone.</text:p>
          </text:list-item>
          <text:list-item>
            <text:p text:style-name="P17">Interfaces to the PIR13 module<text:note text:id="ftn2" text:note-class="footnote"><text:note-citation>2</text:note-citation><text:note-body><text:p text:style-name="P9">https://www.elv.de/bewegungsmeldermodul-pir-13.html</text:p></text:note-body></text:note></text:p>
          </text:list-item>
          <text:list-item>
            <text:p text:style-name="P17">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0"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0"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3" draw:name="Object1" text:anchor-type="paragraph" svg:x="0.235cm" svg:y="0.014cm" svg:width="15.552cm" svg:height="3.087cm" draw:z-index="1"><draw:object xlink:href="./Object 1" xlink:type="simple" xlink:show="embed" xlink:actuate="onLoad"/><draw:image xlink:href="./ObjectReplacements/Object 1" xlink:type="simple" xlink:show="embed" xlink:actuate="onLoad"/></draw:frame></text:p>
      <text:h text:style-name="P16" text:outline-level="2">Detailed Register Description</text:h>
      <text:h text:style-name="P13"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table-cell table:style-name="Table2.A2" office:value-type="string">
            <text:p text:style-name="P4">Name</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I3" office:value-type="string">
            <text:p text:style-name="P2"/>
          </table:table-cell>
        </table:table-row>
      </table:table>
      <text:p text:style-name="P1"/>
      <text:h text:style-name="P12" text:outline-level="4">ZxF – Zone x Flag</text:h>
      <text:p text:style-name="P1">The Zone Status Flag indicates if the respective zone is activated i.e. switched on.</text:p>
      <text:p text:style-name="P1"/>
      <text:p text:style-name="P1"><text:tab/>0 – Zone off</text:p>
      <text:p text:style-name="P1"><text:tab/>1 – Zone on.</text:p>
      <text:p text:style-name="P1"/>
      <text:h text:style-name="P13" text:outline-level="3"/>
      <text:h text:style-name="P15" text:outline-level="3">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2" text:outline-level="4">ZxA – Zone x Activation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text:p>
      <text:h text:style-name="P12"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3"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4" text:outline-level="3"/>
      <text:h text:style-name="P15" text:outline-level="3">Register 0x05: Firmware version</text:h>
      <text:p text:style-name="Text_20_body"><text:span text:style-name="T2">This is a read-only register to return an unsigned eight bit value to indicate the firmware version.</text:spa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SEC[7:1]</text:p>
          </table:table-cell>
          <table:table-cell table:style-name="Table5.C2" office:value-type="string">
            <text:p text:style-name="P7">Firmware version</text:p>
          </table:table-cell>
        </table:table-row>
      </table:table>
      <text:p text:style-name="P1"/>
      <text:p text:style-name="P1"/>
      <text:p text:style-name="P1"/>
      <text:h text:style-name="P10"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2"><draw:image xlink:href="Pictures/2000020800007D3400002AEE4C84B388.svm" xlink:type="simple" xlink:show="embed" xlink:actuate="onLoad"/></draw:frame></text:p>
      <text:p text:style-name="P1"/>
      <text:h text:style-name="Heading_20_1" text:outline-level="1">Application</text:h>
      <text:p text:style-name="P1"/>
      <text:p text:style-name="P1">(<text:span text:style-name="T4">TODO</text:span><text:span text:style-name="T3"> – Connection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3-28T14:53:30.58</dc:date>
    <meta:editing-duration>PT7H27M33S</meta:editing-duration>
    <meta:editing-cycles>26</meta:editing-cycles>
    <meta:generator>OpenOffice/4.1.3$Win32 OpenOffice.org_project/413m1$Build-9783</meta:generator>
    <dc:creator>Steve Mayze</dc:creator>
    <meta:document-statistic meta:table-count="5" meta:image-count="2" meta:object-count="1" meta:page-count="4" meta:paragraph-count="107" meta:word-count="638" meta:character-count="3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9" style:family="table-cell" style:parent-style-name="Default">
      <style:table-cell-properties fo:border-bottom="0.002cm solid #000000" fo:background-color="#808080"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number-columns-repeated="5"/>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6" office:value-type="string">
            <text:p>PIR3E</text:p>
          </table:table-cell>
          <table:table-cell table:style-name="ce6" office:value-type="string">
            <text:p>PIR2E</text:p>
          </table:table-cell>
          <table:table-cell table:style-name="ce6" office:value-type="string">
            <text:p>PIR1E</text:p>
          </table:table-cell>
          <table:table-cell table:style-name="ce4"/>
          <table:table-cell table:style-name="ce6"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Min</text:p>
          </table:table-cell>
          <table:table-cell table:style-name="ce5" office:value-type="string" table:number-columns-spanned="8" table:number-rows-spanned="1">
            <text:p>SEC1[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Min</text:p>
          </table:table-cell>
          <table:table-cell table:style-name="ce5" office:value-type="string" table:number-columns-spanned="8" table:number-rows-spanned="1">
            <text:p>SEC2[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Min</text:p>
          </table:table-cell>
          <table:table-cell table:style-name="ce5" office:value-type="string" table:number-columns-spanned="8" table:number-rows-spanned="1">
            <text:p>SEC3[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7" table:number-rows-spanned="1">
            <text:p>ADDR[7-1]</text:p>
          </table:table-cell>
          <table:covered-table-cell table:number-columns-repeated="6"/>
          <table:table-cell table:style-name="ce9"/>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28/03/2017</text:date>, <text:time>14:53:30</text:time></text:p>
        </style:region-right>
      </style:header>
      <style:header-left style:display="false"/>
      <style:footer>
        <text:p>Page <text:page-number>1</text:page-number> / <text:page-count>99</text:page-count></text:p>
      </style:footer>
      <style:footer-left style:display="false"/>
    </style:master-page>
  </office:master-styles>
</office:document-styles>
</file>